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016b6a" officeooo:paragraph-rsid="00016b6a"/>
    </style:style>
    <style:style style:name="P2" style:family="paragraph" style:parent-style-name="Text_20_body">
      <style:text-properties officeooo:rsid="0012a93c" officeooo:paragraph-rsid="00016b6a"/>
    </style:style>
    <style:style style:name="P3" style:family="paragraph" style:parent-style-name="Text_20_body">
      <style:text-properties officeooo:paragraph-rsid="00016b6a"/>
    </style:style>
    <style:style style:name="P4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016b6a"/>
    </style:style>
    <style:style style:name="P5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016b6a"/>
    </style:style>
    <style:style style:name="P6" style:family="paragraph" style:parent-style-name="Title">
      <style:text-properties officeooo:rsid="0012a93c" officeooo:paragraph-rsid="00016b6a"/>
    </style:style>
    <style:style style:name="P7" style:family="paragraph" style:parent-style-name="Text_20_body">
      <style:paragraph-properties fo:text-align="justify" style:justify-single-word="false"/>
      <style:text-properties officeooo:paragraph-rsid="0003bf38"/>
    </style:style>
    <style:style style:name="P8" style:family="paragraph" style:parent-style-name="Heading_20_1">
      <style:text-properties officeooo:rsid="0012a93c" officeooo:paragraph-rsid="00016b6a"/>
    </style:style>
    <style:style style:name="T1" style:family="text">
      <style:text-properties officeooo:rsid="00162169"/>
    </style:style>
    <style:style style:name="T2" style:family="text">
      <style:text-properties officeooo:rsid="0010bea8"/>
    </style:style>
    <style:style style:name="T3" style:family="text">
      <style:text-properties officeooo:rsid="00016b6a"/>
    </style:style>
    <style:style style:name="T4" style:family="text">
      <style:text-properties officeooo:rsid="00043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rso de <text:span text:style-name="T4">MySQL</text:span></text:p>
      <text:p text:style-name="P2"/>
      <text:p text:style-name="P2"/>
      <text:p text:style-name="P5">Esse documento apresentara minhas experiencias com o curso de <text:span text:style-name="T3">SQL,</text:span> mostrando um pouco de suas histórias <text:span text:style-name="T1">e o que são</text:span> e alguns conhecimentos sobre <text:span text:style-name="T1">ess</text:span>as linguagens. Com principal interesse de aprendizado <text:span text:style-name="T2">própria</text:span>, e não <text:span text:style-name="T2">i</text:span>ntenção de ser um documento explicativo, <text:s/>curso, ou nada do tipo.</text:p>
      <text:p text:style-name="P4"/>
      <text:p text:style-name="P4">Por: Thiago Alexandre.</text:p>
      <text:p text:style-name="P4"/>
      <text:h text:style-name="P8" text:outline-level="1">Resumo:</text:h>
      <text:p text:style-name="P3"/>
      <text:p text:style-name="P7"><text:span text:style-name="T3">SQL, </text:span>Structured Query Language, <text:span text:style-name="T3">é uma linguagem de programação, que trabalha na área de banco de dados. Essa linguagem esta envolvida a fundo ao banco de dados, ela faz desde a criação de tabelas, até a relação e interação dessas tabelas no banco de dados. O SQL, pode ser trabalhado pelo terminal do sistema operacional, ou ter um SGBD, para realizar seus comandos. Um SGBD, é uma interface gráfica que é utilizada para facilitar o trabalho de desenvolvedores e DBAs (administradores de banco de dados), que funciona como um gerenciador de banco de dados. <text:s/>Vamos usar o SGBD, MySQL. Banco de Dados, guardam neles tabelas, e estas armazenam os dados. E eles são usados por programas desktop, paginas da WEB, aplicativos mobile, entre outros. Um exemplo de programa com banco de dados, é um programa que controla o estoque de um comercio, e então, no baco de dados é armazenado os produtos em tabelas, com atributos. E os atributos, são as colunas de uma tabela, onde nela, segundo esse exemplo, podemos ter, o nome do produto, a quantia, o preço, a margem de lucro, entre outros. As tuplas, são representadas pelas linhas de uma tabela, contendo os valores do nome, da quantidade… E essas tabelas podem fazer relações entre elas. Podemos ter também, o armazenamento dos clientes, desse comercio, seguindo a mesma lógica. O Banco de dados, foi criado na década de 60, pois antes para armazenar os dados, a única ferramenta que se tinha era o papel, e se precisasse procura um documento em especifico, em um lugar onde a quantia arquivos armazenados é absurda, o trabalha se torna impossível se não tiver muita organização. E não só isso, o acumulo de papel, a procura de um documento em especifico, tudo se torna mais difícil quando estamos falando de algo tão limitado e algo físico. Há vários tipos de modelos para se trabalhar com um banco de dados, o mais conhecido é o relacional, e é esse que iremos ver a frente, mas existe o relacional orientado a objeto, o NoSQL, utilizado em grandes empresas, que armazena muitos dados, como o Google, e muitos outros mode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16b6a" officeooo:paragraph-rsid="00016b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SQL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5:36:10.152070211</dc:date>
    <meta:editing-duration>PT19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17" meta:character-count="2440" meta:non-whitespace-character-count="2027"/>
  </office:meta>
</office:document-meta>
</file>